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FilterTest3.test_afterFilt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fterFilterTest3.test_after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terFilterTest3.writeAfte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